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Courier 10 Pitch1" svg:font-family="'Courier 10 Pitch'"/>
    <style:font-face style:name="Times New Roman1" svg:font-family="'Times New Roman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Plain_20_Text">
      <style:paragraph-properties fo:text-align="center" style:justify-single-word="false"/>
    </style:style>
    <style:style style:name="P2" style:family="paragraph" style:parent-style-name="Plain_20_Text">
      <style:text-properties style:font-name="Arial" fo:font-size="10pt"/>
    </style:style>
    <style:style style:name="P3" style:family="paragraph" style:parent-style-name="Plain_20_Text">
      <style:text-properties style:font-name="Arial" fo:font-size="10pt" style:font-size-asian="10pt" style:font-size-complex="10pt"/>
    </style:style>
    <style:style style:name="P4" style:family="paragraph" style:parent-style-name="Plain_20_Text">
      <style:paragraph-properties fo:text-align="center" style:justify-single-word="false"/>
      <style:text-properties fo:color="#000000" style:font-name="Arial" fo:font-size="12pt" fo:language="en" fo:country="US" fo:font-weight="bold"/>
    </style:style>
    <style:style style:name="P5" style:family="paragraph" style:parent-style-name="Preformatted_20_Text">
      <style:text-properties style:font-name="Courier 10 Pitch"/>
    </style:style>
    <style:style style:name="P6" style:family="paragraph" style:parent-style-name="Preformatted_20_Text">
      <style:paragraph-properties fo:margin-top="0in" fo:margin-bottom="0.1965in"/>
      <style:text-properties style:font-name="Courier 10 Pitch"/>
    </style:style>
    <style:style style:name="P7" style:family="paragraph" style:parent-style-name="Plain_20_Text" style:list-style-name="L1">
      <style:text-properties style:font-name="Courier 10 Pitch" fo:font-size="10pt" style:font-size-asian="10pt" style:font-size-complex="10pt"/>
    </style:style>
    <style:style style:name="P8" style:family="paragraph" style:parent-style-name="Plain_20_Text" style:list-style-name="L1">
      <style:text-properties style:font-name="Courier 10 Pitch" fo:font-size="10pt" style:font-size-asian="10pt" style:font-size-complex="10pt"/>
    </style:style>
    <style:style style:name="P9" style:family="paragraph" style:parent-style-name="Plain_20_Text" style:list-style-name="L1">
      <style:text-properties style:font-name="Courier 10 Pitch" fo:font-size="10pt" style:font-size-asian="10pt" style:font-size-complex="10pt"/>
    </style:style>
    <style:style style:name="P10" style:family="paragraph" style:parent-style-name="Plain_20_Text" style:list-style-name="L1">
      <style:text-properties fo:font-size="10pt" style:font-size-asian="10pt" style:font-size-complex="10pt"/>
    </style:style>
    <style:style style:name="P11" style:family="paragraph" style:parent-style-name="Plain_20_Text" style:list-style-name="L2">
      <style:text-properties fo:font-size="10pt" style:font-size-asian="10pt" style:font-size-complex="10pt"/>
    </style:style>
    <style:style style:name="P12" style:family="paragraph" style:parent-style-name="Plain_20_Text" style:list-style-name="L1"/>
    <style:style style:name="P13" style:family="paragraph" style:parent-style-name="Normal" style:list-style-name="L2">
      <style:text-properties fo:font-size="10pt" style:font-size-asian="10pt" style:font-size-complex="10pt"/>
    </style:style>
    <style:style style:name="P14" style:family="paragraph" style:parent-style-name="Normal" style:list-style-name="L2">
      <style:text-properties fo:font-size="10pt" style:font-size-asian="10pt" style:font-size-complex="10pt"/>
    </style:style>
    <style:style style:name="P15" style:family="paragraph" style:parent-style-name="Normal" style:list-style-name="L2">
      <style:text-properties fo:font-size="10pt"/>
    </style:style>
    <style:style style:name="P16" style:family="paragraph" style:parent-style-name="Normal" style:list-style-name="L2">
      <style:text-properties style:font-name="Courier 10 Pitch1" fo:font-size="10pt" style:font-size-asian="10pt" style:font-size-complex="10pt"/>
    </style:style>
    <style:style style:name="P17" style:family="paragraph" style:parent-style-name="Normal" style:list-style-name="L2">
      <style:text-properties style:font-name="Courier 10 Pitch1" fo:font-size="10pt" style:font-size-asian="10pt" style:font-size-complex="10pt"/>
    </style:style>
    <style:style style:name="P18" style:family="paragraph" style:parent-style-name="Normal" style:list-style-name="L2"/>
    <style:style style:name="P19" style:family="paragraph" style:parent-style-name="Normal" style:list-style-name="L2"/>
    <style:style style:name="P20" style:family="paragraph" style:parent-style-name="Normal" style:list-style-name="L2"/>
    <style:style style:name="P21" style:family="paragraph" style:parent-style-name="Preformatted_20_Text" style:list-style-name="L1">
      <style:text-properties style:font-name="Courier 10 Pitch" fo:font-size="10pt" style:font-size-asian="10pt" style:font-size-complex="10pt"/>
    </style:style>
    <style:style style:name="P22" style:family="paragraph" style:parent-style-name="Preformatted_20_Text" style:list-style-name="L1">
      <style:text-properties style:font-name="Courier 10 Pitch" fo:font-size="10pt" style:font-size-asian="10pt" style:font-size-complex="10pt"/>
    </style:style>
    <style:style style:name="P23" style:family="paragraph" style:parent-style-name="Preformatted_20_Text" style:list-style-name="L1">
      <style:text-properties style:font-name="Courier 10 Pitch" fo:font-size="10pt" style:font-size-asian="10pt" style:font-size-complex="10pt"/>
    </style:style>
    <style:style style:name="P24" style:family="paragraph" style:parent-style-name="Preformatted_20_Text" style:list-style-name="L1">
      <style:paragraph-properties fo:margin-top="0in" fo:margin-bottom="0.1965in"/>
      <style:text-properties style:font-name="Courier 10 Pitch" fo:font-size="10pt" style:font-size-asian="10pt" style:font-size-complex="10pt"/>
    </style:style>
    <style:style style:name="T1" style:family="text">
      <style:text-properties style:font-name="Courier 10 Pitch1"/>
    </style:style>
    <style:style style:name="T2" style:family="text">
      <style:text-properties style:font-name="Courier 10 Pitch1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ourier 10 Pitch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 _____________________________________________________ Period _________ <text:s/>Date __________________</text:p>
      <text:p text:style-name="P1"/>
      <text:p text:style-name="P4">After Chapter 7 Skills Evaluation</text:p>
      <text:p text:style-name="Plain_20_Text"/>
      <text:p text:style-name="P2">Write the Python interpreter's response to each of the following:</text:p>
      <text:p text:style-name="P3"/>
      <text:list text:style-name="L1">
        <text:list-item>
          <text:p text:style-name="P7">&gt;&gt;&gt; s1 = 'abcdefg'</text:p>
          <text:p text:style-name="P7">&gt;&gt;&gt; s1[1]</text:p>
          <text:p text:style-name="P10"/>
        </text:list-item>
        <text:list-item>
          <text:p text:style-name="P7">&gt;&gt;&gt; 'The knights who say "Ni!"'[4:11]</text:p>
          <text:p text:style-name="P12"/>
        </text:list-item>
        <text:list-item>
          <text:p text:style-name="P21">&gt;&gt;&gt; s2 = 'And now for something completely different...'</text:p>
          <text:p text:style-name="P24">&gt;&gt;&gt; s2[12:21] + s2[3:7]</text:p>
        </text:list-item>
        <text:list-item>
          <text:p text:style-name="P21">&gt;&gt;&gt; def dv(s):</text:p>
        </text:list-item>
      </text:list>
      <text:p text:style-name="P5"><text:s text:c="6"/>... <text:s text:c="4"/>ns = ''</text:p>
      <text:p text:style-name="P5"><text:s text:c="6"/>... <text:s text:c="4"/>for letter in s:</text:p>
      <text:p text:style-name="P5"><text:s text:c="6"/>... <text:s text:c="8"/>ns += 2*letter</text:p>
      <text:p text:style-name="P5"><text:s text:c="6"/>... <text:s text:c="4"/>return ns</text:p>
      <text:p text:style-name="P5"><text:s text:c="6"/>...</text:p>
      <text:p text:style-name="P6"><text:s text:c="6"/>&gt;&gt;&gt; dv('apple')</text:p>
      <text:list text:style-name="L1" text:continue-numbering="true">
        <text:list-item>
          <text:p text:style-name="P21">&gt;&gt;&gt; def mystery(s):</text:p>
        </text:list-item>
      </text:list>
      <text:p text:style-name="P5"><text:s text:c="6"/>... <text:s text:c="4"/>ns = s[0] </text:p>
      <text:p text:style-name="P5"><text:s text:c="6"/>... <text:s text:c="4"/>for letter in s[1:]:</text:p>
      <text:p text:style-name="P5"><text:s text:c="6"/>... <text:s text:c="8"/>if ns[-1] &lt; letter: <text:s text:c="2"/></text:p>
      <text:p text:style-name="P5"><text:s text:c="6"/>... <text:s text:c="12"/>ns += letter</text:p>
      <text:p text:style-name="P5"><text:s text:c="6"/>... <text:s text:c="4"/>return ns</text:p>
      <text:p text:style-name="P5"><text:s text:c="6"/>...</text:p>
      <text:p text:style-name="P6"><text:s text:c="6"/>&gt;&gt;&gt; mystery('apples')</text:p>
      <text:p text:style-name="Plain_20_Text">Write Python code which will make each of the following DocTests pass:</text:p>
      <text:list text:style-name="L2">
        <text:list-header>
          <text:p text:style-name="P11"/>
        </text:list-header>
        <text:list-item>
          <text:p text:style-name="P13"><text:span text:style-name="T1">"""<text:line-break/> <text:s/>&gt;&gt;&gt; a + b <text:line-break/> <text:s/>'cheese shop'<text:line-break/>"""</text:span></text:p>
        </text:list-item>
        <text:list-item>
          <text:p text:style-name="P16">"""<text:line-break/> <text:s/>&gt;&gt;&gt; len(word)</text:p>
          <text:p text:style-name="P16"><text:s text:c="2"/>7</text:p>
          <text:p text:style-name="P13"><text:span text:style-name="T1"><text:s text:c="2"/>&gt;&gt;&gt; word[3]<text:line-break/> <text:s/>'t'<text:line-break/>"""</text:span></text:p>
        </text:list-item>
        <text:list-item>
          <text:p text:style-name="P18"><text:span text:style-name="T2">"""<text:line-break/></text:span><text:span text:style-name="T4"> <text:s/></text:span><text:span text:style-name="T4">&gt;&gt;&gt; word[:3] <text:s/></text:span></text:p>
          <text:p text:style-name="P18"><text:span text:style-name="T4"><text:s text:c="2"/>'bed'</text:span><text:span text:style-name="T2"><text:line-break/>""" </text:span></text:p>
        </text:list-item>
        <text:list-item>
          <text:p text:style-name="P18"><text:span text:style-name="T4">"""<text:line-break/> <text:s/>&gt;&gt;&gt; (not(p) and q) or (p and not(q))<text:line-break/> <text:s/>True<text:line-break/>""" </text:span></text:p>
        </text:list-item>
        <text:list-item>
          <text:p text:style-name="P15">"""<text:line-break/> <text:s/>&gt;&gt;&gt; 'pt' in w<text:line-break/> <text:s/>True<text:line-break/>"""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Courier 10 Pitch1" svg:font-family="'Courier 10 Pitch'"/>
    <style:font-face style:name="Times New Roman1" svg:font-family="'Times New Roman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DejaVuSans" style:font-size-asian="12pt" style:language-asian="en" style:country-asian="US" style:font-name-complex="Lucida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lain_20_Text" style:display-name="Plain Text" style:family="paragraph" style:parent-style-name="Normal"/>
    <style:style style:name="Normal" style:family="paragraph">
      <style:paragraph-properties fo:margin-left="0in" fo:margin-right="0in" fo:margin-top="0in" fo:margin-bottom="0in" fo:text-align="start" style:justify-single-word="false" fo:widows="2" fo:text-indent="0in" style:auto-text-indent="false" fo:background-color="transparent">
        <style:background-image/>
      </style:paragraph-properties>
      <style:text-properties fo:color="#000000" style:font-name="Times New Roman1" fo:font-size="12pt" fo:language="en" fo:country="US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Reference" style:family="text">
      <style:text-properties fo:font-size="10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Jeffrey Elkner</dc:creator>
    <dc:date>2008-01-03T07:42:18</dc:date>
    <meta:editing-cycles>5</meta:editing-cycles>
    <meta:editing-duration>PT16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2" meta:word-count="114" meta:character-count="969"/>
  </office:meta>
</office:document-meta>
</file>